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9" style:family="paragraph">
      <loext:graphic-properties draw:fill-color="#8019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1" style:family="paragraph">
      <loext:graphic-properties draw:fill-color="#99ff66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4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5" style:family="paragraph">
      <loext:graphic-properties draw:fill-color="#801900" draw:opacity="15%"/>
      <style:paragraph-properties fo:text-align="center"/>
      <style:text-properties fo:font-size="12pt"/>
    </style:style>
    <style:style style:name="P16" style:family="paragraph">
      <loext:graphic-properties draw:fill-color="#ff6600" draw:opacity="1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ff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8019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66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21" draw:name="Shape 12" draw:style-name="gr7" draw:text-style-name="P9" svg:width="0.1362in" svg:height="0.1362in" svg:x="0.8075in" svg:y="0.41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Shape 16" draw:style-name="gr6" draw:text-style-name="P8" svg:width="0.1358in" svg:height="0.1358in" svg:x="0.2366in" svg:y="0.4161in"><text:p/><draw:enhanced-geometry svg:viewBox="0 0 21600 21600" draw:type="rectangle" draw:enhanced-path="M 0 0 L 21600 0 21600 21600 0 21600 0 0 Z N"/></draw:custom-shape><draw:custom-shape text:anchor-type="paragraph" draw:z-index="23" draw:name="Shape 18" draw:style-name="gr5" draw:text-style-name="P7" svg:width="0.135in" svg:height="0.135in" svg:x="1.9516in" svg:y="0.422in"><text:p/><draw:enhanced-geometry svg:viewBox="0 0 21600 21600" draw:type="rectangle" draw:enhanced-path="M 0 0 L 21600 0 21600 21600 0 21600 0 0 Z N"/></draw:custom-shape><draw:custom-shape text:anchor-type="paragraph" draw:z-index="24" draw:name="Shape 19" draw:style-name="gr4" draw:text-style-name="P6" svg:width="0.1343in" svg:height="0.1343in" svg:x="3.1043in" svg:y="0.4236in"><text:p/><draw:enhanced-geometry svg:viewBox="0 0 21600 21600" draw:type="rectangle" draw:enhanced-path="M 0 0 L 21600 0 21600 21600 0 21600 0 0 Z N"/></draw:custom-shape><draw:custom-shape text:anchor-type="paragraph" draw:z-index="25" draw:name="Shape 20" draw:style-name="gr3" draw:text-style-name="P5" svg:width="0.1362in" svg:height="0.1362in" svg:x="3.678in" svg:y="0.4173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26" draw:name="Shape 21" draw:style-name="gr2" draw:text-style-name="P4" svg:width="0.1335in" svg:height="0.1335in" svg:x="4.8492in" svg:y="0.4201in"><text:p/><draw:enhanced-geometry svg:viewBox="0 0 21600 21600" draw:type="rectangle" draw:enhanced-path="M 0 0 L 21600 0 21600 21600 0 21600 0 0 Z N"/></draw:custom-shape><draw:custom-shape text:anchor-type="paragraph" draw:z-index="27" draw:name="Shape 23" draw:style-name="gr1" draw:text-style-name="P3" svg:width="0.1343in" svg:height="0.1343in" svg:x="5.9917in" svg:y="0.4146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3" draw:style-name="gr11" draw:text-style-name="P4" svg:width="0.1358in" svg:height="0.1358in" svg:x="0.195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1" draw:style-name="gr8" draw:text-style-name="P10" svg:width="0.1343in" svg:height="0.1343in" svg:x="0.19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1" draw:name="Shape 26" draw:style-name="gr16" draw:text-style-name="P13" svg:width="0.1358in" svg:height="0.1358in" svg:x="0.178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7" draw:name="Shape 7" draw:style-name="gr10" draw:text-style-name="P9" svg:width="0.1343in" svg:height="0.1343in" svg:x="0.1827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14" draw:text-style-name="P7" svg:width="0.1358in" svg:height="0.1358in" svg:x="0.201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2" draw:style-name="gr4" draw:text-style-name="P6" svg:width="0.1343in" svg:height="0.1343in" svg:x="0.18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><draw:custom-shape text:anchor-type="paragraph" draw:z-index="14" draw:name="Shape 29" draw:style-name="gr13" draw:text-style-name="P12" svg:width="0.1343in" svg:height="0.1343in" svg:x="0.1953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17" draw:style-name="gr17" draw:text-style-name="P14" svg:width="0.135in" svg:height="0.135in" svg:x="0.1673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" draw:style-name="gr12" draw:text-style-name="P6" svg:width="0.135in" svg:height="0.135in" svg:x="0.191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" draw:style-name="gr22" draw:text-style-name="P5" svg:width="0.1343in" svg:height="0.1343in" svg:x="0.18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43" draw:style-name="gr2" draw:text-style-name="P4" svg:width="0.1335in" svg:height="0.13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1" draw:style-name="gr8" draw:text-style-name="P10" svg:width="0.1343in" svg:height="0.1343in" svg:x="0.2035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21" draw:text-style-name="P13" svg:width="0.135in" svg:height="0.135in" svg:x="0.2102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9" draw:style-name="gr10" draw:text-style-name="P9" svg:width="0.1343in" svg:height="0.1343in" svg:x="0.1909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8" draw:name="Shape 15" draw:style-name="gr18" draw:text-style-name="P3" svg:width="0.1335in" svg:height="0.1335in" svg:x="0.167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13" draw:style-name="gr6" draw:text-style-name="P8" svg:width="0.1358in" svg:height="0.1358in" svg:x="0.19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5" draw:style-name="gr19" draw:text-style-name="P15" svg:width="0.1362in" svg:height="0.1362in" svg:x="0.1925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7" draw:text-style-name="P14" svg:width="0.135in" svg:height="0.1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14" draw:style-name="gr20" draw:text-style-name="P16" svg:width="0.1343in" svg:height="0.1343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27" draw:style-name="gr15" draw:text-style-name="P12" svg:width="0.1362in" svg:height="0.1362in" svg:x="0.2035in" svg:y="0.1665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0" draw:style-name="gr9" draw:text-style-name="P11" svg:width="0.1335in" svg:height="0.1335in" svg:x="0.195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8:05:10.717081999</dc:date>
    <meta:editing-duration>PT2H52M24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